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 style:data-style-name="N2" text:time-value="20:48:32.1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3T21:07:38.633000000</dc:date>
    <meta:editing-duration>PT22H25M31S</meta:editing-duration>
    <meta:editing-cycles>346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

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


Sub base___loop___do_while

	Dim result_string as String : result_string = "do_while" &amp; Chr( 10 ) &amp; Chr( 10 )
	
	
	Dim i as Integer
	Dim j as Integer : j = 10
	
	
	'
	'
	'
	Do While i &lt;= j
	
		result_string = result_string &amp; i &amp; " "
		
		i = i + 1
		
	Loop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